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1000001C11DE517BCE9F01B21.png" manifest:media-type="image/png"/>
  <manifest:file-entry manifest:full-path="Pictures/100000000000040C000001E5C41A1A18FE0506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555" officeooo:paragraph-rsid="001c4555"/>
    </style:style>
    <style:style style:name="P2" style:family="paragraph" style:parent-style-name="Standard">
      <style:text-properties officeooo:rsid="0020d187" officeooo:paragraph-rsid="0020d187"/>
    </style:style>
    <style:style style:name="T1" style:family="text">
      <style:text-properties officeooo:rsid="001d9f4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gerande version johantestar.js<text:span text:style-name="T1"> <text:s/>180712</text:span></text:p>
      <text:p text:style-name="P1"/>
      <text:p text:style-name="P1"><draw:frame draw:style-name="fr1" draw:name="Image1" text:anchor-type="paragraph" svg:width="170mm" svg:height="72.21mm" draw:z-index="0"><draw:image xlink:href="Pictures/1000000000000421000001C11DE517BCE9F01B21.png" xlink:type="simple" xlink:show="embed" xlink:actuate="onLoad" loext:mime-type="image/x-vclgraphic"/></draw:frame></text:p>
      <text:p text:style-name="P2">Nu slår det slint</text:p>
      <text:p text:style-name="P2"><draw:frame draw:style-name="fr1" draw:name="Image2" text:anchor-type="paragraph" svg:width="170mm" svg:height="79.57mm" draw:z-index="1"><draw:image xlink:href="Pictures/100000000000040C000001E5C41A1A18FE05060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Peyron</meta:initial-creator>
    <meta:creation-date>2018-07-13T20:31:29.438000000</meta:creation-date>
    <dc:date>2018-07-13T20:49:48.192000000</dc:date>
    <dc:creator>Johan Peyron</dc:creator>
    <meta:editing-duration>PT8M10S</meta:editing-duration>
    <meta:editing-cycles>4</meta:editing-cycles>
    <meta:generator>LibreOffice/6.0.5.2$Windows_X86_64 LibreOffice_project/54c8cbb85f300ac59db32fe8a675ff7683cd5a16</meta:generator>
    <meta:document-statistic meta:table-count="0" meta:image-count="2" meta:object-count="0" meta:page-count="1" meta:paragraph-count="2" meta:word-count="8" meta:character-count="58" meta:non-whitespace-character-count="51"/>
  </office:meta>
</office:document-meta>
</file>